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3d73" draw:marker-start-width="0.252cm" draw:marker-end-width="0.252cm" svg:stroke-opacity="20%" draw:fill-color="#004381" draw:opacity="89%" draw:opacity-name="" draw:textarea-horizontal-align="justify" draw:textarea-vertical-align="middle" draw:auto-grow-height="false" fo:min-height="8.338cm" fo:min-width="7.55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Dashed" svg:stroke-color="#ffffff" draw:marker-start="Double_20_Arrow" draw:marker-end="Double_20_Arrow" draw:fill="solid" draw:fill-color="#ffffff" draw:opacity="100%" draw:opacity-name="" draw:textarea-vertical-align="middle" draw:auto-grow-height="false" fo:min-height="4.569cm" fo:min-width="6.3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4381" draw:opacity="89%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style:text-properties fo:color="#ffffff" fo:font-size="200pt" style:font-size-asian="150pt" style:font-size-complex="150pt"/>
    </style:style>
    <style:style style:name="P4" style:family="paragraph">
      <loext:graphic-properties draw:fill="none" draw:fill-color="#ffffff"/>
      <style:text-properties fo:color="#ffffff" fo:font-size="200pt" style:font-size-asian="150pt" style:font-size-complex="150pt"/>
    </style:style>
    <style:style style:name="T1" style:family="text">
      <style:text-properties fo:color="#ffffff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2.192cm" draw:transform="skewX (0.00296705972839036) translate (7.477cm 5.3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858cm" svg:height="4.819cm" svg:x="9.763cm" svg:y="11.039cm">
          <text:p/>
          <draw:enhanced-geometry svg:viewBox="0 0 21600 21600" draw:text-areas="0 0 21600 21600" draw:mirror-vertical="true" draw:mirror-horizontal="false" draw:type="circular-arrow" draw:modifiers="178.90429962103 -22.9600230831092 8202.41004208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4" draw:layer="layout" svg:width="9.392cm" svg:height="8.133cm" svg:x="8.874cm" svg:y="6.075cm">
          <draw:text-box>
            <text:p text:style-name="P3"><text:span text:style-name="T1">P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0:13:20.935895669</meta:creation-date>
    <dc:date>2018-06-26T10:55:34.844782034</dc:date>
    <meta:editing-duration>PT21M21S</meta:editing-duration>
    <meta:editing-cycles>4</meta:editing-cycles>
    <meta:generator>LibreOffice/5.4.2.2$MacOSX_X86_64 LibreOffice_project/22b09f6418e8c2d508a9eaf86b2399209b0990f4</meta:generator>
    <meta:document-statistic meta:object-count="3"/>
  </office:meta>
</office:document-meta>
</file>